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b8f9" officeooo:paragraph-rsid="0004b8f9"/>
    </style:style>
    <style:style style:name="P2" style:family="paragraph" style:parent-style-name="Standard">
      <style:text-properties officeooo:rsid="0004b8f9" officeooo:paragraph-rsid="00055aaa"/>
    </style:style>
    <style:style style:name="P3" style:family="paragraph" style:parent-style-name="Standard">
      <style:text-properties officeooo:rsid="0004b8f9" officeooo:paragraph-rsid="00072d7c"/>
    </style:style>
    <style:style style:name="P4" style:family="paragraph" style:parent-style-name="Standard">
      <style:text-properties officeooo:paragraph-rsid="0004b8f9"/>
    </style:style>
    <style:style style:name="T1" style:family="text">
      <style:text-properties officeooo:rsid="0004b8f9"/>
    </style:style>
    <style:style style:name="T2" style:family="text">
      <style:text-properties officeooo:rsid="00055aaa"/>
    </style:style>
    <style:style style:name="T3" style:family="text">
      <style:text-properties officeooo:rsid="00072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ject Proposal</text:p>
      <text:p text:style-name="P1"/>
      <text:p text:style-name="P1">1. <text:s/>March Madness</text:p>
      <text:p text:style-name="P1"/>
      <text:p text:style-name="P2"><text:tab/>Using the data from <text:span text:style-name="T2">https://www.kaggle.com/c/march-machine-learning-mania-2016/data</text:span>, I wish to complete the corresponding challenge. <text:s/>I must use this data to predict the probabilities of each outcome of every possible matchup from the NCAA tournaments from the last 5 years as well as this year. <text:s/>I wish to see how well the data can predict these outcomes. <text:s/>I also think this will be interesting because this year has been so full of upsets already. <text:s/>I would like to see if the data supports these. <text:s/>I may be able to come up with some reliable features that can help predict which games are most likely to end in an upset.</text:p>
      <text:p text:style-name="P1"/>
      <text:p text:style-name="P1">2. <text:s/>Yelp Data Challenge</text:p>
      <text:p text:style-name="P1"/>
      <text:p text:style-name="P4"><text:span text:style-name="T1"><text:tab/>By using the data available at https://www.yelp.com/dataset_challenge/dataset</text:span><text:span text:style-name="T1">, I wish to explore natural language processing. <text:s/>The end goal would be to predict the rating associated with a review from the text alone. <text:s/>I think by determining which words were associated with positive and negative reviews I could come up with a model that attempts to predict the number given with reviews.</text:span></text:p>
      <text:p text:style-name="P1"/>
      <text:p text:style-name="P1">3. <text:s/><text:span text:style-name="T3">College Scorecards</text:span></text:p>
      <text:p text:style-name="P1"/>
      <text:p text:style-name="P3"><text:tab/><text:span text:style-name="T3">I wish to use the data contained here </text:span><text:a xlink:type="simple" xlink:href="https://collegescorecard.ed.gov/data/"><text:span text:style-name="T3">https://collegescorecard.ed.gov/data/</text:span></text:a><text:span text:style-name="T3"> in order to predict how much money a college spends on advertising. <text:s/>I would also like to see the correlation between the student's family income and how much debt they leave with. <text:s/>In particular, I am interested to see if for profit universities specifically target those who are less well off financially. <text:s/>I am also interested in determining if all for profit institutions perform poorly when it comes to debt and expected levels of income, or if some actually do better than non profit institutio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55:41.669000000</meta:creation-date>
    <meta:generator>LibreOffice/4.2.4.2$Windows_x86 LibreOffice_project/63150712c6d317d27ce2db16eb94c2f3d7b699f8</meta:generator>
    <meta:document-statistic meta:table-count="0" meta:image-count="0" meta:object-count="0" meta:page-count="1" meta:paragraph-count="7" meta:word-count="273" meta:character-count="1681" meta:non-whitespace-character-count="1397"/>
  </office:meta>
</office:document-meta>
</file>